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weight-complex="bold"/>
    </style:style>
    <style:style style:name="T3" style:parent-style-name="DefaultParagraphFont" style:family="text">
      <style:text-properties style:font-weight-complex="bold"/>
    </style:style>
    <style:style style:name="T4" style:parent-style-name="DefaultParagraphFont" style:family="text">
      <style:text-properties style:font-weight-complex="bold"/>
    </style:style>
    <style:style style:name="T5" style:parent-style-name="DefaultParagraphFont" style:family="text">
      <style:text-properties style:font-weight-complex="bold"/>
    </style:style>
    <style:style style:name="T6" style:parent-style-name="DefaultParagraphFont" style:family="text">
      <style:text-properties style:font-weight-complex="bold"/>
    </style:style>
    <style:style style:name="T7" style:parent-style-name="DefaultParagraphFont" style:family="text">
      <style:text-properties style:font-weight-complex="bold"/>
    </style:style>
    <style:style style:name="T8" style:parent-style-name="DefaultParagraphFont" style:family="text">
      <style:text-properties style:font-weight-complex="bold"/>
    </style:style>
    <style:style style:name="T9" style:parent-style-name="DefaultParagraphFont" style:family="text">
      <style:text-properties style:font-weight-complex="bold"/>
    </style:style>
    <style:style style:name="T10" style:parent-style-name="DefaultParagraphFont" style:family="text">
      <style:text-properties style:font-weight-complex="bold"/>
    </style:style>
  </office:automatic-styles>
  <office:body>
    <office:text text:use-soft-page-breaks="true">
      <text:p text:style-name="P1">Individual assets and code<text:s/>are to be constructed iteratively, building up to a version of high enough quality to begin compiling.<text:s/>Agile development seems suitable for this, possibly the<text:s/><text:span text:style-name="T2">f</text:span><text:span text:style-name="T3">eature<text:s/></text:span><text:span text:style-name="T4">d</text:span><text:span text:style-name="T5">riven<text:s/></text:span><text:span text:style-name="T6">d</text:span><text:span text:style-name="T7">evelopment<text:s/></text:span><text:span text:style-name="T8">m</text:span><text:span text:style-name="T9">ethodology</text:span><text:span text:style-name="T10"><text:s/>as then I am developing each asset by the features that make it up.</text:span></text:p>
      <text:p text:style-name="Normal">Each version of the<text:s/>full<text:s/>game<text:s/>will most likely follow a waterfall development style as many of the assets and functions need something else to be developed first<text:s/>before any significant progress can be ma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Hodgkinson</meta:initial-creator>
    <dc:creator>Peter Hodgkinson</dc:creator>
    <meta:creation-date>2019-02-10T12:56:00Z</meta:creation-date>
    <dc:date>2019-02-10T15:20:00Z</dc:date>
    <meta:template xlink:href="Normal.dotm" xlink:type="simple"/>
    <meta:editing-cycles>1</meta:editing-cycles>
    <meta:editing-duration>PT8640S</meta:editing-duration>
    <meta:document-statistic meta:page-count="1" meta:paragraph-count="1" meta:word-count="74" meta:character-count="499" meta:row-count="3" meta:non-whitespace-character-count="426"/>
  </office:meta>
</office:document-meta>
</file>